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ans-serif" svg:font-family="sans-serif"/>
  </office:font-face-decls>
  <office:automatic-styles>
    <style:style style:name="Table1" style:family="table">
      <style:table-properties style:width="6.925in" table:align="left"/>
    </style:style>
    <style:style style:name="Table1.A" style:family="table-column">
      <style:table-column-properties style:column-width="0.3743in"/>
    </style:style>
    <style:style style:name="Table1.B" style:family="table-column">
      <style:table-column-properties style:column-width="6.5507in"/>
    </style:style>
    <style:style style:name="Table1.A1" style:family="table-cell">
      <style:table-cell-properties style:vertical-align="middle" fo:padding="0.0194in" fo:border="none"/>
    </style:style>
    <style:style style:name="P1" style:family="paragraph" style:parent-style-name="Standard">
      <style:paragraph-properties fo:margin-left="0in" fo:margin-right="0in" fo:text-indent="0in" style:auto-text-indent="false" style:writing-mode="lr-tb"/>
    </style:style>
    <style:style style:name="P2" style:family="paragraph" style:parent-style-name="Standard">
      <style:paragraph-properties fo:margin-left="0in" fo:margin-right="0in" fo:text-indent="0in" style:auto-text-indent="false" style:writing-mode="lr-tb"/>
      <style:text-properties style:font-name="sans-serif" fo:font-size="10.5pt"/>
    </style:style>
    <style:style style:name="P3" style:family="paragraph" style:parent-style-name="Standard">
      <style:paragraph-properties fo:margin-left="0in" fo:margin-right="0in" fo:text-indent="0in" style:auto-text-indent="false" style:writing-mode="lr-tb"/>
      <style:text-properties style:font-name="sans-serif" fo:font-size="10.5pt" officeooo:paragraph-rsid="000751b5"/>
    </style:style>
    <style:style style:name="P4" style:family="paragraph" style:parent-style-name="Standard">
      <style:paragraph-properties fo:margin-left="0in" fo:margin-right="0in" fo:text-indent="0in" style:auto-text-indent="false" style:writing-mode="lr-tb"/>
      <style:text-properties style:font-name="sans-serif" fo:font-size="10.5pt" fo:font-weight="bold" officeooo:rsid="000751b5" officeooo:paragraph-rsid="000751b5" style:font-weight-asian="bold" style:font-weight-complex="bold"/>
    </style:style>
    <style:style style:name="P5" style:family="paragraph" style:parent-style-name="Standard">
      <style:paragraph-properties fo:margin-left="0in" fo:margin-right="0in" fo:text-indent="0in" style:auto-text-indent="false" style:writing-mode="lr-tb"/>
      <style:text-properties style:font-name="sans-serif" fo:font-size="10.5pt" fo:font-weight="normal" officeooo:rsid="0008ffcd" officeooo:paragraph-rsid="0008ffcd" style:font-weight-asian="normal" style:font-weight-complex="normal"/>
    </style:style>
    <style:style style:name="P6" style:family="paragraph" style:parent-style-name="Standard">
      <style:paragraph-properties fo:margin-left="0in" fo:margin-right="0in" fo:text-indent="0in" style:auto-text-indent="false" style:writing-mode="lr-tb"/>
      <style:text-properties style:font-name="sans-serif" fo:font-size="10.5pt" style:text-underline-style="none" fo:font-weight="normal" officeooo:rsid="0009fcb4" officeooo:paragraph-rsid="000ac86d" style:font-weight-asian="normal" style:font-weight-complex="normal"/>
    </style:style>
    <style:style style:name="P7" style:family="paragraph" style:parent-style-name="Table_20_Contents">
      <style:paragraph-properties fo:margin-top="0in" fo:margin-bottom="0.1965in" style:contextual-spacing="false"/>
      <style:text-properties style:font-name="sans-serif" fo:font-size="10.5pt" officeooo:rsid="0009fcb4"/>
    </style:style>
    <style:style style:name="P8" style:family="paragraph" style:parent-style-name="Standard">
      <style:paragraph-properties fo:margin-left="0in" fo:margin-right="0in" fo:text-indent="0in" style:auto-text-indent="false" style:writing-mode="lr-tb"/>
      <style:text-properties officeooo:paragraph-rsid="000ac86d"/>
    </style:style>
    <style:style style:name="P9" style:family="paragraph" style:parent-style-name="Standard">
      <style:paragraph-properties fo:margin-left="0in" fo:margin-right="0in" fo:text-indent="0in" style:auto-text-indent="false" style:writing-mode="lr-tb"/>
      <style:text-properties style:font-name="sans-serif" fo:font-size="10.5pt" style:text-underline-style="none" fo:font-weight="normal" officeooo:rsid="000ac86d" officeooo:paragraph-rsid="000ac86d" style:font-weight-asian="normal" style:font-weight-complex="normal"/>
    </style:style>
    <style:style style:name="P10" style:family="paragraph" style:parent-style-name="Standard">
      <style:paragraph-properties fo:margin-left="0in" fo:margin-right="0in" fo:text-indent="0in" style:auto-text-indent="false" style:writing-mode="lr-tb"/>
      <style:text-properties style:font-name="sans-serif" fo:font-size="10.5pt" fo:font-weight="normal" officeooo:rsid="000751b5" officeooo:paragraph-rsid="000751b5" style:font-weight-asian="normal" style:font-weight-complex="normal"/>
    </style:style>
    <style:style style:name="T1" style:family="text">
      <style:text-properties style:font-name="sans-serif" fo:font-size="10.5pt"/>
    </style:style>
    <style:style style:name="T2" style:family="text">
      <style:text-properties fo:font-family="monospace" fo:font-size="10.5pt"/>
    </style:style>
    <style:style style:name="T3" style:family="text">
      <style:text-properties fo:font-weight="bold" officeooo:rsid="000751b5" style:font-weight-asian="bold" style:font-weight-complex="bold"/>
    </style:style>
    <style:style style:name="T4" style:family="text">
      <style:text-properties style:text-underline-style="solid" style:text-underline-width="auto" style:text-underline-color="font-color" officeooo:rsid="0009fcb4"/>
    </style:style>
    <style:style style:name="T5" style:family="text">
      <style:text-properties style:text-underline-style="none" officeooo:rsid="0009fcb4"/>
    </style:style>
    <style:style style:name="T6" style:family="text">
      <style:text-properties officeooo:rsid="000a651b"/>
    </style:style>
    <style:style style:name="T7" style:family="text">
      <style:text-properties officeooo:rsid="000ac86d"/>
    </style:style>
    <style:style style:name="T8" style:family="text">
      <style:text-properties style:font-name="sans-serif" fo:font-size="10.5pt" style:text-underline-style="none" fo:font-weight="normal" officeooo:rsid="000ac86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erslag (5 pagina’s) met minimum volgende informatie:</text:span><text:line-break/><text:span text:style-name="T2">o</text:span> <text:span text:style-name="T1">Bespreking</text:span> <text:span text:style-name="T1">gekozen</text:span> <text:span text:style-name="T1">zoekopdrachten</text:span><text:line-break/><text:span text:style-name="T2">o</text:span> <text:span text:style-name="T1">Schema dat</text:span> <text:span text:style-name="T1">opbouw</text:span> <text:span text:style-name="T1">applicatie</text:span> <text:span text:style-name="T1">kort toegelicht wordt.</text:span><text:line-break/><text:span text:style-name="T2">o</text:span> <text:span text:style-name="T1">Een overzicht waarin je de projectopgave vergelijkt met het afgeleverde project en</text:span><text:line-break/><text:span text:style-name="T1">benadrukt welke delen wel of niet geïmplementeerd zijn.</text:span><text:line-break/><text:span text:style-name="T2">o</text:span> <text:span text:style-name="T1">Indien je tijdens je project bepaalde interessante/moeilijke problemen</text:span><text:line-break/><text:span text:style-name="T1">tegenkwamen, mag je deze ook kort vermelden, met de eventuele oplossing</text:span></text:p>
      <text:p text:style-name="P2"/>
      <text:p text:style-name="P3"><text:span text:style-name="T3">Analyze dataset:</text:span></text:p>
      <text:p text:style-name="P4"/>
      <text:p text:style-name="P5">Ik heb de “Los Angeles arrestation data 2020 to present” gekozen om in deze opdracht te verwerken. Het lijk mij heel interessant om te zien hoe ver dit nu gaat. <text:line-break/><text:line-break/>Uit een korte data analyse zien we een aantal zaken. Ik heb gekozen om te kijken naar de leeftijd van meeste arrestaties. We zien dat rond de eind 20 en begin 30 wel echt de piek ligt. Dit was ergens wel te verwachten. De ouder iemand wordt de meer verstand ze krijgen. <text:line-break/>Ik heb ook gekozen om te kijken naar de arresties per dag en uur. Daarin zien we dat in het algemeen in het weekend minder arrestaties gebeuren. Maar door de weke zien we dat rond 8u ‘savonds toch wel echt de piek ligt. <text:line-break/>Dan ben ik ook gaan kijken anar het aantal arresties per maand en over verloop van tijd. We zien dat sinds eingelijk 2020 wat toch wel de start is van corona dat er veel minder arresties zijn gebeurd. We merken ook in december dat er dan altijd een kleine daling is in het aantal arrestaties. Dit is wellicht door de feestdagen. <text:line-break/>Daarna ben ik gaan kijken naar de meest voorkomende “charge”, hierbij zien we dat de eerste kolom uitkomt op “Miscellaneous other vialotions” hier zijn we niet super veel mee dus hierna komt “Aggravated Assault” <text:s/>of te wel “zware mishandeling” als tweede op de lijst staat. <text:s/><text:line-break/><text:line-break/><text:span text:style-name="T4">Preprocessing:<text:line-break/><text:line-break/></text:span><text:span text:style-name="T5">Ik had 4 stappen opgezet voor mezelf als preprocessing. Deze waren:<text:line-break/><text:line-break/>- controleren van missing values in de set</text:span></text:p>
      <text:p text:style-name="P6">- converteren van de datum’s in de dataset naar Date Objects<text:line-break/>- controleren op outliers op de ‘Age’ column. Geen bandieten hebben van 150j oud bv<text:line-break/>- Coordienaten omzetten naar gestandaardiseerde GeoJSON format. <text:line-break/><text:line-break/>Dit is allemaal geluk<text:span text:style-name="T6">t o</text:span>m te doen. <text:line-break/><text:line-break/><text:span text:style-name="T7">De 4 verschillende plots dat ik had gepland waren:<text:line-break/><text:line-break/></text:span></text:p>
      <text:p text:style-name="P6"/>
      <table:table table:name="Table1" table:style-name="Table1">
        <table:table-column table:style-name="Table1.A"/>
        <table:table-column table:style-name="Table1.B"/>
        <table:table-row>
          <table:table-cell table:style-name="Table1.A1" office:value-type="string">
            <text:p text:style-name="P7">Plot 1</text:p>
          </table:table-cell>
          <table:table-cell table:style-name="Table1.A1" office:value-type="string">
            <text:p text:style-name="P7">Aantal crimes bij mannen en vrouwen (boxplotjes van maken) Om zo te kunnen zien als er een groot verschil is wellicht in geslacht?</text:p>
          </table:table-cell>
        </table:table-row>
        <table:table-row>
          <table:table-cell table:style-name="Table1.A1" office:value-type="string">
            <text:p text:style-name="P7">Plot 2</text:p>
          </table:table-cell>
          <table:table-cell table:style-name="Table1.A1" office:value-type="string">
            <text:p text:style-name="P7">Een heatmap misschien op de map met locaties waar er veel crimes gepleegd worden in Los Angeles. Hopelijk kunnen we dan identificeren van geografische "hotspots" waar arrestaties <text:soft-page-break/>geconcentreerd zijn</text:p>
          </table:table-cell>
        </table:table-row>
        <table:table-row>
          <table:table-cell table:style-name="Table1.A1" office:value-type="string">
            <text:p text:style-name="P7">Plot 3</text:p>
          </table:table-cell>
          <table:table-cell table:style-name="Table1.A1" office:value-type="string">
            <text:p text:style-name="P7">Een gestapelde staafdiagram waarbij de staven demografische groepen vertegenwoordigen (combinatie van leeftijdscategorieën en etniciteit) en de stapelingen de verschillende types arrestaties (Charge Group Description). Hopelijk kunnen we zo inzicht krijgen in hoe verschillende overtredingen verdeeld zijn over demografische segmenten</text:p>
          </table:table-cell>
        </table:table-row>
        <table:table-row>
          <table:table-cell table:style-name="Table1.A1" office:value-type="string">
            <text:p text:style-name="P7">Plot 4</text:p>
          </table:table-cell>
          <table:table-cell table:style-name="Table1.A1" office:value-type="string">
            <text:p text:style-name="P7">Een violin plot die de verdeling van leeftijden toont voor elk type arrestatie (Charge Group Description), aangevuld met box plots voor statistische vergelijking. Zo kunnen we specifieke leeftijdsprofielen identificeren voor verschillende overtredingen.</text:p>
          </table:table-cell>
        </table:table-row>
      </table:table>
      <text:p text:style-name="P6"/>
      <text:p text:style-name="P6"><text:span text:style-name="T7">(gekopieerd van thuisvoorbereiding)</text:span></text:p>
      <text:p text:style-name="P6"/>
      <text:p text:style-name="P8"><text:span text:style-name="T8">Plot 2 heb ik niet gedaan als preprocessing stap. Ik heb dit genomen als een echte query in the client applicatie. Dit was te moeilijk om te doen als een simpele preprocessing stap. De andere plots zijn wel goed gelukt. <text:line-break/><text:line-break/>Uit plot 1 leren we dat mannen de meeste crimes veroorzaken in het algemeen. We zien dat mannen rond de 240.000 arrests hebben en de vrouwen “nauwelijks” 60.000. Dit is een quadruple… Ik heb dit nog verder opgesplitst uiteindelijk naar een aantal verschillende crimes (top 10). Hieruit zien we wel dat bij Prostitutie dat vrouwen dit wel meer doen dan mannen. <text:line-break/><text:line-break/>Dan voor plot 3 heb ik verschillende groepen gemaakt. Ik heb de leeftijden opgesplitst in verschillende klassen. </text:span><text:span text:style-name="T8">['10-17', '18-25', '26-35', '36-45', '46-55', '56-65', '66+'] Deze heb ik dan aan elke descent code gelinkt en daaruit dan een top 10 gemaakt. Hier uit blijkt dat de 26-35 jarigen bij de Hispanics (Mexicanen) de meeste arrestaties hebben op hun naam. We merken dat de Hispanics eigenlijk de volledige top 3 innemen. </text:span></text:p>
      <text:p text:style-name="P9"/>
      <text:p text:style-name="P9">Uiteindelijk voor plot 4 heb ik een de top 5 charges genomen om dit te laten zien. Hierien merken we eigenlijk altijd dezelfde structuur. Dus hieruit concludeer ik dat er niet echt een verschil is in leeftijd richting charge. De piek zit altijd rond de leeftijd van de 30. </text:p>
      <text:p text:style-name="P6"><text:line-break/></text:p>
      <text:p text:style-name="P4"/>
      <text:p text:style-name="P4">Bespreking gekozen zoekopdrachten:</text:p>
      <text:p text:style-name="P4"/>
      <text:p text:style-name="P4">Schema dat opbouw applicatie kort toegelicht wordt. </text:p>
      <text:p text:style-name="P4"/>
      <text:p text:style-name="P4">Overzicht waarin je de projectopgave vergelijkt met het afgeleverde projecten en benadrukt welke delen wel of niet geîmplementeerd zijn. </text:p>
      <text:p text:style-name="P4"/>
      <text:p text:style-name="P4">Interessante/moeilijke problemen:</text:p>
      <text:p text:style-name="P4"/>
      <text:p text:style-name="P10">- connection pool database</text:p>
      <text:p text:style-name="P10">- messages in de war → queue system</text:p>
      <text:p text:style-name="P10"><text:soft-page-break/>- tkinter → pyqt6</text:p>
      <text:p text:style-name="P10">- folium + brows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6T15:28:58.576858200</meta:creation-date>
    <dc:date>2025-05-06T17:23:40.232461332</dc:date>
    <meta:editing-duration>PT1M36S</meta:editing-duration>
    <meta:editing-cycles>1</meta:editing-cycles>
    <meta:generator>LibreOffice/25.2.3.2$Linux_X86_64 LibreOffice_project/e66524d981acecad8d23dcdd28c4ab0e946ba6f0</meta:generator>
    <meta:document-statistic meta:table-count="1" meta:image-count="0" meta:object-count="0" meta:page-count="3" meta:paragraph-count="24" meta:word-count="766" meta:character-count="4747" meta:non-whitespace-character-count="3978"/>
  </office:meta>
</office:document-meta>
</file>